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29.9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6.0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84">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 style:data-style-name="N2" text:time-value="16:07:27.2575386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3-10T16:08:12.588801017</dc:date>
    <meta:editing-duration>P103DT5M28S</meta:editing-duration>
    <meta:editing-cycles>4556</meta:editing-cycles>
    <meta:generator>LibreOffice/6.4.7.2$Linux_X86_64 LibreOffice_project/40$Build-2</meta:generator>
    <meta:document-statistic meta:table-count="3" meta:cell-count="714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